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3831">
            <text:p>AA-33831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5425.0">
            <text:p>15425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2315">
            <text:p>AA-32315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4445.0">
            <text:p>14445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Gif-5483">
            <text:p>Gif-5483</text:p>
          </table:table-cell>
          <table:table-cell office:value-type="float" office:value="55.14">
            <text:p>55.14</text:p>
          </table:table-cell>
          <table:table-cell office:value-type="float" office:value="-7.54">
            <text:p>-7.54</text:p>
          </table:table-cell>
          <table:table-cell office:value-type="float" office:value="5810.0">
            <text:p>581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6">
            <text:p>-1.0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Beta-216639">
            <text:p>Beta-216639</text:p>
          </table:table-cell>
          <table:table-cell office:value-type="float" office:value="55.27">
            <text:p>55.27</text:p>
          </table:table-cell>
          <table:table-cell office:value-type="float" office:value="-7.67">
            <text:p>-7.67</text:p>
          </table:table-cell>
          <table:table-cell office:value-type="float" office:value="11430.0">
            <text:p>114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98">
            <text:p>2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8">
            <text:p>AA-45968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6120.0">
            <text:p>1612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7">
            <text:p>AA-45967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5590.0">
            <text:p>1559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3832">
            <text:p>AA-33832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7540.0">
            <text:p>1754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6">
            <text:p>AA-45966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6460.0">
            <text:p>16460.0</text:p>
          </table:table-cell>
          <table:table-cell office:value-type="float" office:value="430.0">
            <text:p>4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